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all_fi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63011" calcext:value-type="float">
            <text:p>63011</text:p>
          </table:table-cell>
          <table:table-cell office:value-type="float" office:value="65442" calcext:value-type="float">
            <text:p>65442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924" calcext:value-type="float">
            <text:p>73924</text:p>
          </table:table-cell>
          <table:table-cell office:value-type="float" office:value="65208" calcext:value-type="float">
            <text:p>65208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float" office:value="65454" calcext:value-type="float">
            <text:p>65454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09" calcext:value-type="float">
            <text:p>62709</text:p>
          </table:table-cell>
          <table:table-cell office:value-type="float" office:value="65260" calcext:value-type="float">
            <text:p>65260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459" calcext:value-type="float">
            <text:p>65459</text:p>
          </table:table-cell>
          <table:table-cell office:value-type="float" office:value="65414" calcext:value-type="float">
            <text:p>65414</text:p>
          </table:table-cell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356" calcext:value-type="float">
            <text:p>62356</text:p>
          </table:table-cell>
          <table:table-cell office:value-type="float" office:value="65450" calcext:value-type="float">
            <text:p>6545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292" calcext:value-type="float">
            <text:p>58292</text:p>
          </table:table-cell>
          <table:table-cell office:value-type="float" office:value="65394" calcext:value-type="float">
            <text:p>65394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973" calcext:value-type="float">
            <text:p>68973</text:p>
          </table:table-cell>
          <table:table-cell office:value-type="float" office:value="65430" calcext:value-type="float">
            <text:p>65430</text:p>
          </table:table-cell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091" calcext:value-type="float">
            <text:p>61091</text:p>
          </table:table-cell>
          <table:table-cell office:value-type="float" office:value="65246" calcext:value-type="float">
            <text:p>65246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414" calcext:value-type="float">
            <text:p>61414</text:p>
          </table:table-cell>
          <table:table-cell office:value-type="float" office:value="65434" calcext:value-type="float">
            <text:p>65434</text:p>
          </table:table-cell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324" calcext:value-type="float">
            <text:p>58324</text:p>
          </table:table-cell>
          <table:table-cell office:value-type="float" office:value="65430" calcext:value-type="float">
            <text:p>6543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590" calcext:value-type="float">
            <text:p>72590</text:p>
          </table:table-cell>
          <table:table-cell office:value-type="float" office:value="65410" calcext:value-type="float">
            <text:p>65410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419" calcext:value-type="float">
            <text:p>61419</text:p>
          </table:table-cell>
          <table:table-cell office:value-type="float" office:value="65366" calcext:value-type="float">
            <text:p>65366</text:p>
          </table:table-cell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224" calcext:value-type="float">
            <text:p>66224</text:p>
          </table:table-cell>
          <table:table-cell office:value-type="float" office:value="65422" calcext:value-type="float">
            <text:p>65422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149" calcext:value-type="float">
            <text:p>69149</text:p>
          </table:table-cell>
          <table:table-cell office:value-type="float" office:value="65176" calcext:value-type="float">
            <text:p>65176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745" calcext:value-type="float">
            <text:p>70745</text:p>
          </table:table-cell>
          <table:table-cell office:value-type="float" office:value="65238" calcext:value-type="float">
            <text:p>65238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672" calcext:value-type="float">
            <text:p>70672</text:p>
          </table:table-cell>
          <table:table-cell office:value-type="float" office:value="65440" calcext:value-type="float">
            <text:p>6544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794" calcext:value-type="float">
            <text:p>63794</text:p>
          </table:table-cell>
          <table:table-cell office:value-type="float" office:value="65402" calcext:value-type="float">
            <text:p>65402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748" calcext:value-type="float">
            <text:p>67748</text:p>
          </table:table-cell>
          <table:table-cell office:value-type="float" office:value="65308" calcext:value-type="float">
            <text:p>65308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469" calcext:value-type="float">
            <text:p>67469</text:p>
          </table:table-cell>
          <table:table-cell office:value-type="float" office:value="65398" calcext:value-type="float">
            <text:p>65398</text:p>
          </table:table-cell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931" calcext:value-type="float">
            <text:p>68931</text:p>
          </table:table-cell>
          <table:table-cell office:value-type="float" office:value="65434" calcext:value-type="float">
            <text:p>65434</text:p>
          </table:table-cell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282" calcext:value-type="float">
            <text:p>70282</text:p>
          </table:table-cell>
          <table:table-cell office:value-type="float" office:value="65340" calcext:value-type="float">
            <text:p>65340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572" calcext:value-type="float">
            <text:p>61572</text:p>
          </table:table-cell>
          <table:table-cell office:value-type="float" office:value="65428" calcext:value-type="float">
            <text:p>65428</text:p>
          </table:table-cell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66" calcext:value-type="float">
            <text:p>64766</text:p>
          </table:table-cell>
          <table:table-cell office:value-type="float" office:value="65224" calcext:value-type="float">
            <text:p>65224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784" calcext:value-type="float">
            <text:p>54784</text:p>
          </table:table-cell>
          <table:table-cell office:value-type="float" office:value="65442" calcext:value-type="float">
            <text:p>65442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522" calcext:value-type="float">
            <text:p>65522</text:p>
          </table:table-cell>
          <table:table-cell office:value-type="float" office:value="65422" calcext:value-type="float">
            <text:p>65422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124" calcext:value-type="float">
            <text:p>63124</text:p>
          </table:table-cell>
          <table:table-cell office:value-type="float" office:value="65410" calcext:value-type="float">
            <text:p>6541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072" calcext:value-type="float">
            <text:p>64072</text:p>
          </table:table-cell>
          <table:table-cell office:value-type="float" office:value="65294" calcext:value-type="float">
            <text:p>65294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82" calcext:value-type="float">
            <text:p>64782</text:p>
          </table:table-cell>
          <table:table-cell office:value-type="float" office:value="65458" calcext:value-type="float">
            <text:p>65458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814" calcext:value-type="float">
            <text:p>65814</text:p>
          </table:table-cell>
          <table:table-cell office:value-type="float" office:value="65434" calcext:value-type="float">
            <text:p>65434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682" calcext:value-type="float">
            <text:p>71682</text:p>
          </table:table-cell>
          <table:table-cell office:value-type="float" office:value="65434" calcext:value-type="float">
            <text:p>65434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float" office:value="65206.5806451613" calcext:value-type="float">
            <text:p>65 206,58</text:p>
          </table:table-cell>
          <table:table-cell table:style-name="ce3" office:value-type="float" office:value="65375.5483870968" calcext:value-type="float">
            <text:p>65 375,55</text:p>
          </table:table-cell>
          <table:table-cell table:style-name="ce3" office:value-type="float" office:value="1902.67741935484" calcext:value-type="float">
            <text:p>1 902,68</text:p>
          </table:table-cell>
          <table:table-cell table:style-name="ce3" table:number-columns-repeated="3"/>
          <table:table-cell table:style-name="ce3" office:value-type="string" calcext:value-type="string">
            <text:p>Moyenne</text:p>
          </table:table-cell>
          <table:table-cell table:style-name="ce3"/>
          <table:table-cell table:style-name="ce3" office:value-type="float" office:value="34.270959428988" calcext:value-type="float">
            <text:p>34,27</text:p>
          </table:table-cell>
        </table:table-row>
        <table:table-row table:style-name="ro1">
          <table:table-cell table:style-name="ce3" office:value-type="float" office:value="4566.45564797757" calcext:value-type="float">
            <text:p>4 566,46</text:p>
          </table:table-cell>
          <table:table-cell table:style-name="ce3" office:value-type="float" office:value="84.8570714828479" calcext:value-type="float">
            <text:p>84,86</text:p>
          </table:table-cell>
          <table:table-cell table:style-name="ce3" office:value-type="float" office:value="34.1607836529689" calcext:value-type="float">
            <text:p>34,16</text:p>
          </table:table-cell>
          <table:table-cell table:style-name="ce3" table:number-columns-repeated="3"/>
          <table:table-cell table:style-name="ce3" office:value-type="string" calcext:value-type="string">
            <text:p>Écart type</text:p>
          </table:table-cell>
          <table:table-cell table:style-name="ce3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float" office:value="65366" calcext:value-type="float">
            <text:p>65366</text:p>
          </table:table-cell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65392" calcext:value-type="float">
            <text:p>65392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float" office:value="65552" calcext:value-type="float">
            <text:p>65552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1" calcext:value-type="float">
            <text:p>32751</text:p>
          </table:table-cell>
          <table:table-cell office:value-type="float" office:value="65502" calcext:value-type="float">
            <text:p>65502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4" calcext:value-type="float">
            <text:p>32684</text:p>
          </table:table-cell>
          <table:table-cell office:value-type="float" office:value="65368" calcext:value-type="float">
            <text:p>65368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65548" calcext:value-type="float">
            <text:p>65548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65542" calcext:value-type="float">
            <text:p>65542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65476" calcext:value-type="float">
            <text:p>65476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65320" calcext:value-type="float">
            <text:p>65320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5" calcext:value-type="float">
            <text:p>32695</text:p>
          </table:table-cell>
          <table:table-cell office:value-type="float" office:value="65390" calcext:value-type="float">
            <text:p>65390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65586" calcext:value-type="float">
            <text:p>65586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9" calcext:value-type="float">
            <text:p>32759</text:p>
          </table:table-cell>
          <table:table-cell office:value-type="float" office:value="65518" calcext:value-type="float">
            <text:p>65518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27" calcext:value-type="float">
            <text:p>32727</text:p>
          </table:table-cell>
          <table:table-cell office:value-type="float" office:value="65454" calcext:value-type="float">
            <text:p>65454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float" office:value="65534" calcext:value-type="float">
            <text:p>65534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65584" calcext:value-type="float">
            <text:p>65584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65490" calcext:value-type="float">
            <text:p>6549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65546" calcext:value-type="float">
            <text:p>65546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65362" calcext:value-type="float">
            <text:p>65362</text:p>
          </table:table-cell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6" calcext:value-type="float">
            <text:p>32766</text:p>
          </table:table-cell>
          <table:table-cell office:value-type="float" office:value="65532" calcext:value-type="float">
            <text:p>65532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2" calcext:value-type="float">
            <text:p>32782</text:p>
          </table:table-cell>
          <table:table-cell office:value-type="float" office:value="65564" calcext:value-type="float">
            <text:p>65564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float" office:value="65530" calcext:value-type="float">
            <text:p>65530</text:p>
          </table:table-cell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float" office:value="65412" calcext:value-type="float">
            <text:p>65412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4" calcext:value-type="float">
            <text:p>32794</text:p>
          </table:table-cell>
          <table:table-cell office:value-type="float" office:value="65588" calcext:value-type="float">
            <text:p>65588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65578" calcext:value-type="float">
            <text:p>65578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9" calcext:value-type="float">
            <text:p>32799</text:p>
          </table:table-cell>
          <table:table-cell office:value-type="float" office:value="65598" calcext:value-type="float">
            <text:p>65598</text:p>
          </table:table-cell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float" office:value="32752.5" calcext:value-type="float">
            <text:p>32 752,50</text:p>
          </table:table-cell>
          <table:table-cell table:style-name="ce3" office:value-type="float" office:value="65505" calcext:value-type="float">
            <text:p>65 505,00</text:p>
          </table:table-cell>
          <table:table-cell table:style-name="ce3" office:value-type="float" office:value="1726.86666666667" calcext:value-type="float">
            <text:p>1 726,87</text:p>
          </table:table-cell>
          <table:table-cell table:style-name="ce3" table:number-columns-repeated="3"/>
          <table:table-cell table:style-name="ce3" office:value-type="string" calcext:value-type="string">
            <text:p>Moyenne</text:p>
          </table:table-cell>
          <table:table-cell table:style-name="ce3"/>
          <table:table-cell table:style-name="ce3" office:value-type="float" office:value="18.9664324595607" calcext:value-type="float">
            <text:p>18,97</text:p>
          </table:table-cell>
        </table:table-row>
        <table:table-row table:style-name="ro1">
          <table:table-cell table:style-name="ce3" office:value-type="float" office:value="41.071482401621" calcext:value-type="float">
            <text:p>41,07</text:p>
          </table:table-cell>
          <table:table-cell table:style-name="ce3" office:value-type="float" office:value="82.1429648032421" calcext:value-type="float">
            <text:p>82,14</text:p>
          </table:table-cell>
          <table:table-cell table:style-name="ce3" office:value-type="float" office:value="23.5933287454382" calcext:value-type="float">
            <text:p>23,59</text:p>
          </table:table-cell>
          <table:table-cell table:style-name="ce3" table:number-columns-repeated="3"/>
          <table:table-cell table:style-name="ce3" office:value-type="string" calcext:value-type="string">
            <text:p>Écart type</text:p>
          </table:table-cell>
          <table:table-cell table:style-name="ce3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float" office:value="65366" calcext:value-type="float">
            <text:p>65366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65392" calcext:value-type="float">
            <text:p>65392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float" office:value="65552" calcext:value-type="float">
            <text:p>65552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1" calcext:value-type="float">
            <text:p>32751</text:p>
          </table:table-cell>
          <table:table-cell office:value-type="float" office:value="65502" calcext:value-type="float">
            <text:p>65502</text:p>
          </table:table-cell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4" calcext:value-type="float">
            <text:p>32684</text:p>
          </table:table-cell>
          <table:table-cell office:value-type="float" office:value="65368" calcext:value-type="float">
            <text:p>65368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65548" calcext:value-type="float">
            <text:p>65548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65542" calcext:value-type="float">
            <text:p>65542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65476" calcext:value-type="float">
            <text:p>65476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65320" calcext:value-type="float">
            <text:p>6532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5" calcext:value-type="float">
            <text:p>32695</text:p>
          </table:table-cell>
          <table:table-cell office:value-type="float" office:value="65390" calcext:value-type="float">
            <text:p>65390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65586" calcext:value-type="float">
            <text:p>65586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9" calcext:value-type="float">
            <text:p>32759</text:p>
          </table:table-cell>
          <table:table-cell office:value-type="float" office:value="65518" calcext:value-type="float">
            <text:p>65518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27" calcext:value-type="float">
            <text:p>32727</text:p>
          </table:table-cell>
          <table:table-cell office:value-type="float" office:value="65454" calcext:value-type="float">
            <text:p>65454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float" office:value="65534" calcext:value-type="float">
            <text:p>65534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65584" calcext:value-type="float">
            <text:p>65584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65490" calcext:value-type="float">
            <text:p>65490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65546" calcext:value-type="float">
            <text:p>65546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65362" calcext:value-type="float">
            <text:p>65362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6" calcext:value-type="float">
            <text:p>32766</text:p>
          </table:table-cell>
          <table:table-cell office:value-type="float" office:value="65532" calcext:value-type="float">
            <text:p>65532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2" calcext:value-type="float">
            <text:p>32782</text:p>
          </table:table-cell>
          <table:table-cell office:value-type="float" office:value="65564" calcext:value-type="float">
            <text:p>65564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float" office:value="65530" calcext:value-type="float">
            <text:p>65530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float" office:value="65412" calcext:value-type="float">
            <text:p>65412</text:p>
          </table:table-cell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4" calcext:value-type="float">
            <text:p>32794</text:p>
          </table:table-cell>
          <table:table-cell office:value-type="float" office:value="65588" calcext:value-type="float">
            <text:p>65588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65578" calcext:value-type="float">
            <text:p>65578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9" calcext:value-type="float">
            <text:p>32799</text:p>
          </table:table-cell>
          <table:table-cell office:value-type="float" office:value="65598" calcext:value-type="float">
            <text:p>65598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float" office:value="32754" calcext:value-type="float">
            <text:p>32 754,00</text:p>
          </table:table-cell>
          <table:table-cell table:style-name="ce3" office:value-type="float" office:value="65508" calcext:value-type="float">
            <text:p>65 508,00</text:p>
          </table:table-cell>
          <table:table-cell table:style-name="ce3" office:value-type="float" office:value="1725.06451612903" calcext:value-type="float">
            <text:p>1 725,06</text:p>
          </table:table-cell>
          <table:table-cell table:style-name="ce3" table:number-columns-repeated="3"/>
          <table:table-cell table:style-name="ce3" office:value-type="string" calcext:value-type="string">
            <text:p>Moyenne</text:p>
          </table:table-cell>
          <table:table-cell table:style-name="ce3"/>
          <table:table-cell table:style-name="ce3" office:value-type="float" office:value="18.9871159563925" calcext:value-type="float">
            <text:p>18,99</text:p>
          </table:table-cell>
        </table:table-row>
        <table:table-row table:style-name="ro1">
          <table:table-cell table:style-name="ce3" office:value-type="float" office:value="41.071482401621" calcext:value-type="float">
            <text:p>41,07</text:p>
          </table:table-cell>
          <table:table-cell table:style-name="ce3" office:value-type="float" office:value="82.1429648032421" calcext:value-type="float">
            <text:p>82,14</text:p>
          </table:table-cell>
          <table:table-cell table:style-name="ce3" office:value-type="float" office:value="23.6670452794189" calcext:value-type="float">
            <text:p>23,67</text:p>
          </table:table-cell>
          <table:table-cell table:style-name="ce3" table:number-columns-repeated="3"/>
          <table:table-cell table:style-name="ce3" office:value-type="string" calcext:value-type="string">
            <text:p>Écart type</text:p>
          </table:table-cell>
          <table:table-cell table:style-name="ce3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float" office:value="65366" calcext:value-type="float">
            <text:p>65366</text:p>
          </table:table-cell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65392" calcext:value-type="float">
            <text:p>65392</text:p>
          </table:table-cell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float" office:value="65552" calcext:value-type="float">
            <text:p>65552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1" calcext:value-type="float">
            <text:p>32751</text:p>
          </table:table-cell>
          <table:table-cell office:value-type="float" office:value="65502" calcext:value-type="float">
            <text:p>65502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4" calcext:value-type="float">
            <text:p>32684</text:p>
          </table:table-cell>
          <table:table-cell office:value-type="float" office:value="65368" calcext:value-type="float">
            <text:p>65368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65548" calcext:value-type="float">
            <text:p>65548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65542" calcext:value-type="float">
            <text:p>65542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65476" calcext:value-type="float">
            <text:p>65476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65320" calcext:value-type="float">
            <text:p>6532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5" calcext:value-type="float">
            <text:p>32695</text:p>
          </table:table-cell>
          <table:table-cell office:value-type="float" office:value="65390" calcext:value-type="float">
            <text:p>65390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65586" calcext:value-type="float">
            <text:p>65586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9" calcext:value-type="float">
            <text:p>32759</text:p>
          </table:table-cell>
          <table:table-cell office:value-type="float" office:value="65518" calcext:value-type="float">
            <text:p>65518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27" calcext:value-type="float">
            <text:p>32727</text:p>
          </table:table-cell>
          <table:table-cell office:value-type="float" office:value="65454" calcext:value-type="float">
            <text:p>65454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float" office:value="65534" calcext:value-type="float">
            <text:p>65534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65584" calcext:value-type="float">
            <text:p>65584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65490" calcext:value-type="float">
            <text:p>65490</text:p>
          </table:table-cell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65546" calcext:value-type="float">
            <text:p>65546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65362" calcext:value-type="float">
            <text:p>65362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6" calcext:value-type="float">
            <text:p>32766</text:p>
          </table:table-cell>
          <table:table-cell office:value-type="float" office:value="65532" calcext:value-type="float">
            <text:p>65532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2" calcext:value-type="float">
            <text:p>32782</text:p>
          </table:table-cell>
          <table:table-cell office:value-type="float" office:value="65564" calcext:value-type="float">
            <text:p>65564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float" office:value="65530" calcext:value-type="float">
            <text:p>6553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float" office:value="65412" calcext:value-type="float">
            <text:p>65412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4" calcext:value-type="float">
            <text:p>32794</text:p>
          </table:table-cell>
          <table:table-cell office:value-type="float" office:value="65588" calcext:value-type="float">
            <text:p>65588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65578" calcext:value-type="float">
            <text:p>65578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9" calcext:value-type="float">
            <text:p>32799</text:p>
          </table:table-cell>
          <table:table-cell office:value-type="float" office:value="65598" calcext:value-type="float">
            <text:p>65598</text:p>
          </table:table-cell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float" office:value="32754" calcext:value-type="float">
            <text:p>32 754,00</text:p>
          </table:table-cell>
          <table:table-cell table:style-name="ce3" office:value-type="float" office:value="65508" calcext:value-type="float">
            <text:p>65 508,00</text:p>
          </table:table-cell>
          <table:table-cell table:style-name="ce3" office:value-type="float" office:value="1726.58064516129" calcext:value-type="float">
            <text:p>1 726,58</text:p>
          </table:table-cell>
          <table:table-cell table:style-name="ce3" table:number-columns-repeated="3"/>
          <table:table-cell table:style-name="ce3" office:value-type="string" calcext:value-type="string">
            <text:p>Moyenne</text:p>
          </table:table-cell>
          <table:table-cell table:style-name="ce3"/>
          <table:table-cell table:style-name="ce3" office:value-type="float" office:value="18.9704431656827" calcext:value-type="float">
            <text:p>18,97</text:p>
          </table:table-cell>
        </table:table-row>
        <table:table-row table:style-name="ro1">
          <table:table-cell table:style-name="ce3" office:value-type="float" office:value="41.071482401621" calcext:value-type="float">
            <text:p>41,07</text:p>
          </table:table-cell>
          <table:table-cell table:style-name="ce3" office:value-type="float" office:value="82.1429648032421" calcext:value-type="float">
            <text:p>82,14</text:p>
          </table:table-cell>
          <table:table-cell table:style-name="ce3" office:value-type="float" office:value="23.8952912984244" calcext:value-type="float">
            <text:p>23,90</text:p>
          </table:table-cell>
          <table:table-cell table:style-name="ce3" table:number-columns-repeated="3"/>
          <table:table-cell table:style-name="ce3" office:value-type="string" calcext:value-type="string">
            <text:p>Écart type</text:p>
          </table:table-cell>
          <table:table-cell table:style-name="ce3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float" office:value="65366" calcext:value-type="float">
            <text:p>65366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65392" calcext:value-type="float">
            <text:p>65392</text:p>
          </table:table-cell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float" office:value="65552" calcext:value-type="float">
            <text:p>65552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1" calcext:value-type="float">
            <text:p>32751</text:p>
          </table:table-cell>
          <table:table-cell office:value-type="float" office:value="65502" calcext:value-type="float">
            <text:p>65502</text:p>
          </table:table-cell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4" calcext:value-type="float">
            <text:p>32684</text:p>
          </table:table-cell>
          <table:table-cell office:value-type="float" office:value="65368" calcext:value-type="float">
            <text:p>65368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65548" calcext:value-type="float">
            <text:p>65548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65542" calcext:value-type="float">
            <text:p>65542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65476" calcext:value-type="float">
            <text:p>65476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65320" calcext:value-type="float">
            <text:p>65320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5" calcext:value-type="float">
            <text:p>32695</text:p>
          </table:table-cell>
          <table:table-cell office:value-type="float" office:value="65390" calcext:value-type="float">
            <text:p>6539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65586" calcext:value-type="float">
            <text:p>65586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9" calcext:value-type="float">
            <text:p>32759</text:p>
          </table:table-cell>
          <table:table-cell office:value-type="float" office:value="65518" calcext:value-type="float">
            <text:p>65518</text:p>
          </table:table-cell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27" calcext:value-type="float">
            <text:p>32727</text:p>
          </table:table-cell>
          <table:table-cell office:value-type="float" office:value="65454" calcext:value-type="float">
            <text:p>65454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float" office:value="65534" calcext:value-type="float">
            <text:p>65534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65584" calcext:value-type="float">
            <text:p>65584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65490" calcext:value-type="float">
            <text:p>65490</text:p>
          </table:table-cell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65546" calcext:value-type="float">
            <text:p>65546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65362" calcext:value-type="float">
            <text:p>65362</text:p>
          </table:table-cell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6" calcext:value-type="float">
            <text:p>32766</text:p>
          </table:table-cell>
          <table:table-cell office:value-type="float" office:value="65532" calcext:value-type="float">
            <text:p>65532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2" calcext:value-type="float">
            <text:p>32782</text:p>
          </table:table-cell>
          <table:table-cell office:value-type="float" office:value="65564" calcext:value-type="float">
            <text:p>65564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float" office:value="65530" calcext:value-type="float">
            <text:p>6553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float" office:value="65412" calcext:value-type="float">
            <text:p>65412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4" calcext:value-type="float">
            <text:p>32794</text:p>
          </table:table-cell>
          <table:table-cell office:value-type="float" office:value="65588" calcext:value-type="float">
            <text:p>65588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65578" calcext:value-type="float">
            <text:p>65578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9" calcext:value-type="float">
            <text:p>32799</text:p>
          </table:table-cell>
          <table:table-cell office:value-type="float" office:value="65598" calcext:value-type="float">
            <text:p>65598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float" office:value="32754" calcext:value-type="float">
            <text:p>32 754,00</text:p>
          </table:table-cell>
          <table:table-cell table:style-name="ce3" office:value-type="float" office:value="65508" calcext:value-type="float">
            <text:p>65 508,00</text:p>
          </table:table-cell>
          <table:table-cell table:style-name="ce3" office:value-type="float" office:value="1738.93548387097" calcext:value-type="float">
            <text:p>1 738,94</text:p>
          </table:table-cell>
          <table:table-cell table:style-name="ce3" table:number-columns-repeated="3"/>
          <table:table-cell table:style-name="ce3" office:value-type="string" calcext:value-type="string">
            <text:p>Moyenne</text:p>
          </table:table-cell>
          <table:table-cell table:style-name="ce3"/>
          <table:table-cell table:style-name="ce3" office:value-type="float" office:value="18.8356614168846" calcext:value-type="float">
            <text:p>18,84</text:p>
          </table:table-cell>
        </table:table-row>
        <table:table-row table:style-name="ro1">
          <table:table-cell table:style-name="ce3" office:value-type="float" office:value="41.071482401621" calcext:value-type="float">
            <text:p>41,07</text:p>
          </table:table-cell>
          <table:table-cell table:style-name="ce3" office:value-type="float" office:value="82.1429648032421" calcext:value-type="float">
            <text:p>82,14</text:p>
          </table:table-cell>
          <table:table-cell table:style-name="ce3" office:value-type="float" office:value="81.0267180148503" calcext:value-type="float">
            <text:p>81,03</text:p>
          </table:table-cell>
          <table:table-cell table:style-name="ce3" table:number-columns-repeated="3"/>
          <table:table-cell table:style-name="ce3" office:value-type="string" calcext:value-type="string">
            <text:p>Écart type</text:p>
          </table:table-cell>
          <table:table-cell table:style-name="ce3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float" office:value="65366" calcext:value-type="float">
            <text:p>65366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65392" calcext:value-type="float">
            <text:p>65392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float" office:value="65552" calcext:value-type="float">
            <text:p>65552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1" calcext:value-type="float">
            <text:p>32751</text:p>
          </table:table-cell>
          <table:table-cell office:value-type="float" office:value="65502" calcext:value-type="float">
            <text:p>65502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4" calcext:value-type="float">
            <text:p>32684</text:p>
          </table:table-cell>
          <table:table-cell office:value-type="float" office:value="65368" calcext:value-type="float">
            <text:p>65368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65548" calcext:value-type="float">
            <text:p>65548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65542" calcext:value-type="float">
            <text:p>65542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65476" calcext:value-type="float">
            <text:p>65476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65320" calcext:value-type="float">
            <text:p>65320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5" calcext:value-type="float">
            <text:p>32695</text:p>
          </table:table-cell>
          <table:table-cell office:value-type="float" office:value="65390" calcext:value-type="float">
            <text:p>65390</text:p>
          </table:table-cell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65586" calcext:value-type="float">
            <text:p>65586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9" calcext:value-type="float">
            <text:p>32759</text:p>
          </table:table-cell>
          <table:table-cell office:value-type="float" office:value="65518" calcext:value-type="float">
            <text:p>65518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27" calcext:value-type="float">
            <text:p>32727</text:p>
          </table:table-cell>
          <table:table-cell office:value-type="float" office:value="65454" calcext:value-type="float">
            <text:p>65454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float" office:value="65534" calcext:value-type="float">
            <text:p>65534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65584" calcext:value-type="float">
            <text:p>65584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65490" calcext:value-type="float">
            <text:p>65490</text:p>
          </table:table-cell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65546" calcext:value-type="float">
            <text:p>65546</text:p>
          </table:table-cell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65362" calcext:value-type="float">
            <text:p>65362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6" calcext:value-type="float">
            <text:p>32766</text:p>
          </table:table-cell>
          <table:table-cell office:value-type="float" office:value="65532" calcext:value-type="float">
            <text:p>65532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2" calcext:value-type="float">
            <text:p>32782</text:p>
          </table:table-cell>
          <table:table-cell office:value-type="float" office:value="65564" calcext:value-type="float">
            <text:p>65564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float" office:value="65530" calcext:value-type="float">
            <text:p>6553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float" office:value="65412" calcext:value-type="float">
            <text:p>65412</text:p>
          </table:table-cell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4" calcext:value-type="float">
            <text:p>32794</text:p>
          </table:table-cell>
          <table:table-cell office:value-type="float" office:value="65588" calcext:value-type="float">
            <text:p>65588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65578" calcext:value-type="float">
            <text:p>65578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9" calcext:value-type="float">
            <text:p>32799</text:p>
          </table:table-cell>
          <table:table-cell office:value-type="float" office:value="65598" calcext:value-type="float">
            <text:p>65598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float" office:value="32754" calcext:value-type="float">
            <text:p>32 754,00</text:p>
          </table:table-cell>
          <table:table-cell table:style-name="ce3" office:value-type="float" office:value="65508" calcext:value-type="float">
            <text:p>65 508,00</text:p>
          </table:table-cell>
          <table:table-cell table:style-name="ce3" office:value-type="float" office:value="1724.51612903226" calcext:value-type="float">
            <text:p>1 724,52</text:p>
          </table:table-cell>
          <table:table-cell table:style-name="ce3" table:number-columns-repeated="3"/>
          <table:table-cell table:style-name="ce3" office:value-type="string" calcext:value-type="string">
            <text:p>Moyenne</text:p>
          </table:table-cell>
          <table:table-cell table:style-name="ce3"/>
          <table:table-cell table:style-name="ce3" office:value-type="float" office:value="18.9931537598204" calcext:value-type="float">
            <text:p>18,99</text:p>
          </table:table-cell>
        </table:table-row>
        <table:table-row table:style-name="ro1">
          <table:table-cell table:style-name="ce3" office:value-type="float" office:value="41.071482401621" calcext:value-type="float">
            <text:p>41,07</text:p>
          </table:table-cell>
          <table:table-cell table:style-name="ce3" office:value-type="float" office:value="82.1429648032421" calcext:value-type="float">
            <text:p>82,14</text:p>
          </table:table-cell>
          <table:table-cell table:style-name="ce3" office:value-type="float" office:value="23.9442003663266" calcext:value-type="float">
            <text:p>23,94</text:p>
          </table:table-cell>
          <table:table-cell table:style-name="ce3" table:number-columns-repeated="3"/>
          <table:table-cell table:style-name="ce3" office:value-type="string" calcext:value-type="string">
            <text:p>Écart type</text:p>
          </table:table-cell>
          <table:table-cell table:style-name="ce3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float" office:value="65366" calcext:value-type="float">
            <text:p>65366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65392" calcext:value-type="float">
            <text:p>65392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float" office:value="65552" calcext:value-type="float">
            <text:p>65552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1" calcext:value-type="float">
            <text:p>32751</text:p>
          </table:table-cell>
          <table:table-cell office:value-type="float" office:value="65502" calcext:value-type="float">
            <text:p>65502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7" calcext:value-type="float">
            <text:p>32787</text:p>
          </table:table-cell>
          <table:table-cell office:value-type="float" office:value="65574" calcext:value-type="float">
            <text:p>65574</text:p>
          </table:table-cell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4" calcext:value-type="float">
            <text:p>32684</text:p>
          </table:table-cell>
          <table:table-cell office:value-type="float" office:value="65368" calcext:value-type="float">
            <text:p>65368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65548" calcext:value-type="float">
            <text:p>65548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65542" calcext:value-type="float">
            <text:p>65542</text:p>
          </table:table-cell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1" calcext:value-type="float">
            <text:p>32781</text:p>
          </table:table-cell>
          <table:table-cell office:value-type="float" office:value="65562" calcext:value-type="float">
            <text:p>65562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65476" calcext:value-type="float">
            <text:p>65476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65572" calcext:value-type="float">
            <text:p>65572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65320" calcext:value-type="float">
            <text:p>65320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95" calcext:value-type="float">
            <text:p>32695</text:p>
          </table:table-cell>
          <table:table-cell office:value-type="float" office:value="65390" calcext:value-type="float">
            <text:p>65390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65586" calcext:value-type="float">
            <text:p>65586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59" calcext:value-type="float">
            <text:p>32759</text:p>
          </table:table-cell>
          <table:table-cell office:value-type="float" office:value="65518" calcext:value-type="float">
            <text:p>65518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27" calcext:value-type="float">
            <text:p>32727</text:p>
          </table:table-cell>
          <table:table-cell office:value-type="float" office:value="65454" calcext:value-type="float">
            <text:p>65454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float" office:value="65534" calcext:value-type="float">
            <text:p>65534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65584" calcext:value-type="float">
            <text:p>65584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65490" calcext:value-type="float">
            <text:p>65490</text:p>
          </table:table-cell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65546" calcext:value-type="float">
            <text:p>65546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65362" calcext:value-type="float">
            <text:p>65362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6" calcext:value-type="float">
            <text:p>32766</text:p>
          </table:table-cell>
          <table:table-cell office:value-type="float" office:value="65532" calcext:value-type="float">
            <text:p>65532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2" calcext:value-type="float">
            <text:p>32782</text:p>
          </table:table-cell>
          <table:table-cell office:value-type="float" office:value="65564" calcext:value-type="float">
            <text:p>65564</text:p>
          </table:table-cell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65" calcext:value-type="float">
            <text:p>32765</text:p>
          </table:table-cell>
          <table:table-cell office:value-type="float" office:value="65530" calcext:value-type="float">
            <text:p>65530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float" office:value="65412" calcext:value-type="float">
            <text:p>65412</text:p>
          </table:table-cell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4" calcext:value-type="float">
            <text:p>32794</text:p>
          </table:table-cell>
          <table:table-cell office:value-type="float" office:value="65588" calcext:value-type="float">
            <text:p>65588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65578" calcext:value-type="float">
            <text:p>65578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99" calcext:value-type="float">
            <text:p>32799</text:p>
          </table:table-cell>
          <table:table-cell office:value-type="float" office:value="65598" calcext:value-type="float">
            <text:p>65598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float" office:value="32754" calcext:value-type="float">
            <text:p>32 754,00</text:p>
          </table:table-cell>
          <table:table-cell table:style-name="ce3" office:value-type="float" office:value="65508" calcext:value-type="float">
            <text:p>65 508,00</text:p>
          </table:table-cell>
          <table:table-cell table:style-name="ce3" office:value-type="float" office:value="1739.16129032258" calcext:value-type="float">
            <text:p>1 739,16</text:p>
          </table:table-cell>
          <table:table-cell table:style-name="ce3" table:number-columns-repeated="3"/>
          <table:table-cell table:style-name="ce3" office:value-type="string" calcext:value-type="string">
            <text:p>Moyenne</text:p>
          </table:table-cell>
          <table:table-cell table:style-name="ce3"/>
          <table:table-cell table:style-name="ce3" office:value-type="float" office:value="18.8332158622992" calcext:value-type="float">
            <text:p>18,83</text:p>
          </table:table-cell>
        </table:table-row>
        <table:table-row table:style-name="ro1">
          <table:table-cell table:style-name="ce3" office:value-type="float" office:value="41.071482401621" calcext:value-type="float">
            <text:p>41,07</text:p>
          </table:table-cell>
          <table:table-cell table:style-name="ce3" office:value-type="float" office:value="82.1429648032421" calcext:value-type="float">
            <text:p>82,14</text:p>
          </table:table-cell>
          <table:table-cell table:style-name="ce3" office:value-type="float" office:value="84.3180869383683" calcext:value-type="float">
            <text:p>84,32</text:p>
          </table:table-cell>
          <table:table-cell table:style-name="ce3" table:number-columns-repeated="3"/>
          <table:table-cell table:style-name="ce3" office:value-type="string" calcext:value-type="string">
            <text:p>Écart type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22:28:03.363510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7T22:27:45.343430417</dc:date>
    <meta:editing-duration>PT1M41S</meta:editing-duration>
    <meta:editing-cycles>1</meta:editing-cycles>
    <meta:generator>LibreOffice/6.4.7.2$Linux_X86_64 LibreOffice_project/40$Build-2</meta:generator>
    <meta:document-statistic meta:table-count="1" meta:cell-count="1365" meta:object-count="0"/>
  </office:meta>
</office:document-meta>
</file>